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1cm" svg:height="1cm" svg:x="0cm" svg:y="0.5cm">
            <text:p/>
          </draw:circle>
          <draw:line draw:style-name="gr2" draw:layer="layout" svg:x1="0.5cm" svg:y1="0.5cm" svg:x2="0.5cm" svg:y2="0cm">
            <text:p/>
          </draw:line>
          <draw:path draw:style-name="gr3" draw:layer="layout" svg:width="0.663cm" svg:height="0.473cm" svg:x="0.144cm" svg:y="0.736cm" svg:viewBox="0 0 664 474" svg:d="m0 262c357-870 357 768 664 0">
            <text:p/>
          </draw:path>
          <draw:line draw:style-name="gr2" draw:layer="layout" svg:x1="0.5cm" svg:y1="1.5cm" svg:x2="0.5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Sine Wave</dc:title>
    <meta:creation-date>2011-02-07T17:11:0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